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8.811cm"/>
    </style:style>
    <style:style style:name="Table1.C" style:family="table-column">
      <style:table-column-properties style:column-width="4.57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8.969cm"/>
    </style:style>
    <style:style style:name="Table2.B" style:family="table-column">
      <style:table-column-properties style:column-width="2.757cm"/>
    </style:style>
    <style:style style:name="Table2.C" style:family="table-column">
      <style:table-column-properties style:column-width="5.868cm"/>
    </style:style>
    <style:style style:name="Table2.A1" style:family="table-cell">
      <style:table-cell-properties fo:padding="0.097cm" fo:border="none"/>
    </style:style>
    <style:style style:name="PAYROLL" style:family="table">
      <style:table-properties style:width="17.595cm" fo:margin-left="0cm" table:align="left"/>
    </style:style>
    <style:style style:name="PAYROLL.A" style:family="table-column">
      <style:table-column-properties style:column-width="3.043cm"/>
    </style:style>
    <style:style style:name="PAYROLL.B" style:family="table-column">
      <style:table-column-properties style:column-width="1.773cm"/>
    </style:style>
    <style:style style:name="PAYROLL.C" style:family="table-column">
      <style:table-column-properties style:column-width="1.746cm"/>
    </style:style>
    <style:style style:name="PAYROLL.D" style:family="table-column">
      <style:table-column-properties style:column-width="0.661cm"/>
    </style:style>
    <style:style style:name="PAYROLL.E" style:family="table-column">
      <style:table-column-properties style:column-width="0.926cm"/>
    </style:style>
    <style:style style:name="PAYROLL.F" style:family="table-column">
      <style:table-column-properties style:column-width="2.064cm"/>
    </style:style>
    <style:style style:name="PAYROLL.G" style:family="table-column">
      <style:table-column-properties style:column-width="1.244cm"/>
    </style:style>
    <style:style style:name="PAYROLL.H" style:family="table-column">
      <style:table-column-properties style:column-width="1.138cm"/>
    </style:style>
    <style:style style:name="PAYROLL.I" style:family="table-column">
      <style:table-column-properties style:column-width="1.796cm"/>
    </style:style>
    <style:style style:name="PAYROLL.J" style:family="table-column">
      <style:table-column-properties style:column-width="1.379cm"/>
    </style:style>
    <style:style style:name="PAYROLL.K" style:family="table-column">
      <style:table-column-properties style:column-width="1.826cm"/>
    </style:style>
    <style:style style:name="PAYROLL.A1" style:family="table-cell">
      <style:table-cell-properties fo:background-color="#cccccc" fo:padding="0.097cm" fo:border="none">
        <style:background-image/>
      </style:table-cell-properties>
    </style:style>
    <style:style style:name="PAYROLL.A2" style:family="table-cell">
      <style:table-cell-properties fo:background-color="transparent" fo:padding="0.097cm" fo:border="none">
        <style:background-image/>
      </style:table-cell-properties>
    </style:style>
    <style:style style:name="PAYROLL.B2" style:family="table-cell">
      <style:table-cell-properties fo:padding="0.097cm" fo:border="none"/>
    </style:style>
    <style:style style:name="PAYROLL.C2" style:family="table-cell">
      <style:table-cell-properties fo:padding="0.097cm" fo:border="none"/>
    </style:style>
    <style:style style:name="PAYROLL.D2" style:family="table-cell">
      <style:table-cell-properties fo:padding="0.097cm" fo:border="none"/>
    </style:style>
    <style:style style:name="PAYROLL.E2" style:family="table-cell">
      <style:table-cell-properties fo:padding="0.097cm" fo:border="none"/>
    </style:style>
    <style:style style:name="PAYROLL.F2" style:family="table-cell">
      <style:table-cell-properties fo:padding="0.097cm" fo:border="none"/>
    </style:style>
    <style:style style:name="PAYROLL.G2" style:family="table-cell">
      <style:table-cell-properties fo:padding="0.097cm" fo:border="none"/>
    </style:style>
    <style:style style:name="PAYROLL.H2" style:family="table-cell">
      <style:table-cell-properties fo:padding="0.097cm" fo:border="none"/>
    </style:style>
    <style:style style:name="PAYROLL.I2" style:family="table-cell">
      <style:table-cell-properties fo:padding="0.097cm" fo:border="none"/>
    </style:style>
    <style:style style:name="PAYROLL.J2" style:family="table-cell">
      <style:table-cell-properties fo:padding="0.097cm" fo:border="none"/>
    </style:style>
    <style:style style:name="PAYROLL.K2" style:family="table-cell">
      <style:table-cell-properties fo:padding="0.097cm" fo:border="none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3.043cm"/>
    </style:style>
    <style:style style:name="Table3.B" style:family="table-column">
      <style:table-column-properties style:column-width="1.773cm"/>
    </style:style>
    <style:style style:name="Table3.C" style:family="table-column">
      <style:table-column-properties style:column-width="1.746cm"/>
    </style:style>
    <style:style style:name="Table3.D" style:family="table-column">
      <style:table-column-properties style:column-width="0.688cm"/>
    </style:style>
    <style:style style:name="Table3.E" style:family="table-column">
      <style:table-column-properties style:column-width="0.9cm"/>
    </style:style>
    <style:style style:name="Table3.F" style:family="table-column">
      <style:table-column-properties style:column-width="2.09cm"/>
    </style:style>
    <style:style style:name="Table3.G" style:family="table-column">
      <style:table-column-properties style:column-width="1.217cm"/>
    </style:style>
    <style:style style:name="Table3.H" style:family="table-column">
      <style:table-column-properties style:column-width="1.138cm"/>
    </style:style>
    <style:style style:name="Table3.I" style:family="table-column">
      <style:table-column-properties style:column-width="1.796cm"/>
    </style:style>
    <style:style style:name="Table3.J" style:family="table-column">
      <style:table-column-properties style:column-width="1.379cm"/>
    </style:style>
    <style:style style:name="Table3.K" style:family="table-column">
      <style:table-column-properties style:column-width="1.826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3.228cm"/>
    </style:style>
    <style:style style:name="Table4.B" style:family="table-column">
      <style:table-column-properties style:column-width="3.36cm"/>
    </style:style>
    <style:style style:name="Table4.C" style:family="table-column">
      <style:table-column-properties style:column-width="11.007cm"/>
    </style:style>
    <style:style style:name="Table4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rebuchet M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rebuchet M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rebuchet MS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20pt" fo:font-weight="bold" style:font-size-asian="20pt" style:font-weight-asian="bold" style:font-size-complex="2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10" style:family="paragraph" style:parent-style-name="Table_20_Contents">
      <style:paragraph-properties fo:text-align="end" style:justify-single-word="false"/>
      <style:text-properties style:font-name="Trebuchet MS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rebuchet MS"/>
    </style:style>
    <style:style style:name="P14" style:family="paragraph" style:parent-style-name="Table_20_Contents">
      <style:paragraph-properties fo:text-align="start" style:justify-single-word="false"/>
      <style:text-properties style:font-name="Trebuchet MS" fo:font-size="10pt" style:font-size-asian="10pt" style:font-size-complex="10pt"/>
    </style:style>
    <style:style style:name="P15" style:family="paragraph" style:parent-style-name="Table_20_Contents">
      <style:paragraph-properties fo:text-align="end" style:justify-single-word="false"/>
      <style:text-properties style:font-name="Trebuchet MS" fo:font-size="10pt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test"/>
        <text:user-field-decl office:value-type="float" office:value="0" text:name="test2"/>
      </text:user-field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/>
            <text:p text:style-name="P3"/>
            <text:p text:style-name="P3">[REPORT_TIME]</text:p>
          </table:table-cell>
          <table:table-cell table:style-name="Table1.A1" office:value-type="string">
            <text:p text:style-name="P8">Employee Detail Report</text:p>
            <text:p text:style-name="P7">Oriental Food Centre</text:p>
            <text:p text:style-name="P7">[START_DT] <text:s text:c="5"/>- <text:s text:c="5"/>[END_DT]</text:p>
          </table:table-cell>
          <table:table-cell table:style-name="Table1.A1" office:value-type="string">
            <text:p text:style-name="P9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[EMPLOYEE_NAME]([DEPARTMENT])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6">Badge: <text:s text:c="5"/>[EMPLOYEE_NO]</text:p>
          </table:table-cell>
        </table:table-row>
      </table:table>
      <text:p text:style-name="P1"/>
      <table:table table:name="PAYROLL" table:style-name="PAYROLL">
        <table:table-column table:style-name="PAYROLL.A"/>
        <table:table-column table:style-name="PAYROLL.B"/>
        <table:table-column table:style-name="PAYROLL.C"/>
        <table:table-column table:style-name="PAYROLL.D"/>
        <table:table-column table:style-name="PAYROLL.E"/>
        <table:table-column table:style-name="PAYROLL.F"/>
        <table:table-column table:style-name="PAYROLL.G"/>
        <table:table-column table:style-name="PAYROLL.H"/>
        <table:table-column table:style-name="PAYROLL.I"/>
        <table:table-column table:style-name="PAYROLL.J"/>
        <table:table-column table:style-name="PAYROLL.K"/>
        <table:table-row>
          <table:table-cell table:style-name="PAYROLL.A1" office:value-type="string">
            <text:p text:style-name="P11">Date</text:p>
          </table:table-cell>
          <table:table-cell table:style-name="PAYROLL.A1" office:value-type="string">
            <text:p text:style-name="P12">In</text:p>
          </table:table-cell>
          <table:table-cell table:style-name="PAYROLL.A1" office:value-type="string">
            <text:p text:style-name="P12">Out</text:p>
          </table:table-cell>
          <table:table-cell table:style-name="PAYROLL.A1" office:value-type="string">
            <text:p text:style-name="P12">In</text:p>
          </table:table-cell>
          <table:table-cell table:style-name="PAYROLL.A1" office:value-type="string">
            <text:p text:style-name="P12">Out</text:p>
          </table:table-cell>
          <table:table-cell table:style-name="PAYROLL.A1" office:value-type="string">
            <text:p text:style-name="P12">Overtime</text:p>
          </table:table-cell>
          <table:table-cell table:style-name="PAYROLL.A1" office:value-type="string">
            <text:p text:style-name="P12">Meal</text:p>
          </table:table-cell>
          <table:table-cell table:style-name="PAYROLL.A1" office:value-type="string">
            <text:p text:style-name="P12">Sick</text:p>
          </table:table-cell>
          <table:table-cell table:style-name="PAYROLL.A1" office:value-type="string">
            <text:p text:style-name="P12">Holiday</text:p>
          </table:table-cell>
          <table:table-cell table:style-name="PAYROLL.A1" office:value-type="string">
            <text:p text:style-name="P12">Other </text:p>
          </table:table-cell>
          <table:table-cell table:style-name="PAYROLL.A1" office:value-type="string">
            <text:p text:style-name="P12">Total</text:p>
          </table:table-cell>
        </table:table-row>
        <table:table-row>
          <table:table-cell table:style-name="PAYROLL.A2" office:value-type="string">
            <text:p text:style-name="P14">[DATE]</text:p>
          </table:table-cell>
          <table:table-cell table:style-name="PAYROLL.B2" office:value-type="string">
            <text:p text:style-name="P15">[IN1]</text:p>
          </table:table-cell>
          <table:table-cell table:style-name="PAYROLL.C2" office:value-type="string">
            <text:p text:style-name="P15">[OUT1]</text:p>
          </table:table-cell>
          <table:table-cell table:style-name="PAYROLL.D2" office:value-type="string">
            <text:p text:style-name="P15"/>
          </table:table-cell>
          <table:table-cell table:style-name="PAYROLL.E2" office:value-type="string">
            <text:p text:style-name="P15"/>
          </table:table-cell>
          <table:table-cell table:style-name="PAYROLL.F2" office:value-type="string">
            <text:p text:style-name="P15">[OVERTIME]</text:p>
          </table:table-cell>
          <table:table-cell table:style-name="PAYROLL.G2" office:value-type="string">
            <text:p text:style-name="P15">[MEAL]</text:p>
          </table:table-cell>
          <table:table-cell table:style-name="PAYROLL.H2" office:value-type="string">
            <text:p text:style-name="P15">[SICK]</text:p>
          </table:table-cell>
          <table:table-cell table:style-name="PAYROLL.I2" office:value-type="string">
            <text:p text:style-name="P15">[HOLIDAY]</text:p>
          </table:table-cell>
          <table:table-cell table:style-name="PAYROLL.J2" office:value-type="string">
            <text:p text:style-name="P15">[OTHER]</text:p>
          </table:table-cell>
          <table:table-cell table:style-name="PAYROLL.K2" office:value-type="string">
            <text:p text:style-name="P15">[TOTAL]</text:p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row>
          <table:table-cell table:style-name="Table3.A1" office:value-type="string">
            <text:p text:style-name="P11">Total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>0.00</text:p>
          </table:table-cell>
          <table:table-cell table:style-name="Table3.A1" office:value-type="string">
            <text:p text:style-name="P10">0.00</text:p>
          </table:table-cell>
          <table:table-cell table:style-name="Table3.A1" office:value-type="string">
            <text:p text:style-name="P10">0.00</text:p>
          </table:table-cell>
          <table:table-cell table:style-name="Table3.A1" office:value-type="string">
            <text:p text:style-name="P10">0.00</text:p>
          </table:table-cell>
          <table:table-cell table:style-name="Table3.A1" office:value-type="string">
            <text:p text:style-name="P10">0.00</text:p>
          </table:table-cell>
          <table:table-cell table:style-name="Table3.A1" office:value-type="string">
            <text:p text:style-name="P10">[GRAND_TOTAL]</text:p>
          </table:table-cell>
        </table:table-row>
      </table:table>
      <text:p text:style-name="P2"/>
      <text:p text:style-name="P2"/>
      <text:p text:style-name="P4">Notes:</text:p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>Date</text:p>
          </table:table-cell>
          <table:table-cell table:style-name="Table4.A1" office:value-type="string">
            <text:p text:style-name="P4">Editor</text:p>
          </table:table-cell>
          <table:table-cell table:style-name="Table4.A1" office:value-type="string">
            <text:p text:style-name="P4">Text</text:p>
          </table:table-cell>
        </table:table-row>
      </table:table>
      <text:p text:style-name="P4"/>
      <text:p text:style-name="P4"/>
      <text:p text:style-name="P4"/>
      <text:p text:style-name="P5">None Lis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ning </meta:initial-creator>
    <meta:creation-date>2013-12-14T18:53:34</meta:creation-date>
    <dc:date>2013-12-15T10:31:52</dc:date>
    <dc:creator>sning </dc:creator>
    <meta:editing-duration>PT5H14M6S</meta:editing-duration>
    <meta:editing-cycles>25</meta:editing-cycles>
    <meta:generator>LibreOffice/3.5$Linux_X86_64 LibreOffice_project/350m1$Build-2</meta:generator>
    <meta:document-statistic meta:table-count="5" meta:image-count="0" meta:object-count="0" meta:page-count="1" meta:paragraph-count="38" meta:word-count="46" meta:character-count="319" meta:non-whitespace-character-count="295"/>
  </office:meta>
</office:document-meta>
</file>